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75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c72" officeooo:paragraph-rsid="00075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officeooo:paragraph-rsid="000544b2"/>
    </style:style>
    <style:style style:name="P5" style:family="paragraph" style:parent-style-name="Table_20_Contents">
      <style:paragraph-properties fo:text-align="start" style:justify-single-word="false"/>
      <style:text-properties officeooo:paragraph-rsid="0006b3c9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4416" officeooo:paragraph-rsid="000844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3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075c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--------------------------------------------------------------------------------------------------------------------------</text:p>
            <text:p text:style-name="P6">BattleShipFleet</text:p>
            <text:p text:style-name="P1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1">--------------------------------------------------------------------------------------------------------------------------</text:p>
            <text:p text:style-name="P4"><text:span text:style-name="T3">-f</text:span><text:span text:style-name="T4">leetOfShips</text:span><text:span text:style-name="T3"> : </text:span><text:span text:style-name="T4">ArrayList&lt;BattleShipShip&gt;</text:span></text:p>
            <text:p text:style-name="P2">--------------------------------------------------------------------------------------------------------------------------</text:p>
            <text:p text:style-name="P2">-<text:span text:style-name="T5">liveShipCount : int</text:span></text:p>
            <text:p text:style-name="P1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3" office:value-type="string">
            <text:p text:style-name="P1">--------------------------------------------------------------------------------------------------------------------------</text:p>
            <text:p text:style-name="P4"><text:span text:style-name="T3">+</text:span><text:span text:style-name="T1">moveShipIncrementally</text:span><text:span text:style-name="T2">(_</text:span><text:span text:style-name="T4">rowInc : int, _columnInc : int, type : int</text:span><text:span text:style-name="T3">)</text:span><text:span text:style-name="T2"> : v</text:span><text:span text:style-name="T4">oid</text:span></text:p>
            <text:p text:style-name="P1">--------------------------------------------------------------------------------------------------------------------------</text:p>
            <text:p text:style-name="P5"><text:span text:style-name="T2">+moveShip(_</text:span><text:span text:style-name="T4">row : int, _column : int, _type : String)</text:span><text:span text:style-name="T2"> : v</text:span><text:span text:style-name="T4">oid</text:span></text:p>
            <text:p text:style-name="P1">--------------------------------------------------------------------------------------------------------------------------</text:p>
            <text:p text:style-name="P4"><text:span text:style-name="T3">+randomizeShips() : v</text:span><text:span text:style-name="T4">oid</text:span></text:p>
            <text:p text:style-name="P2">--------------------------------------------------------------------------------------------------------------------------</text:p>
            <text:p text:style-name="P3">+throwAllPositionUpdateEvents() : void</text:p>
            <text:p text:style-name="P2">--------------------------------------------------------------------------------------------------------------------------</text:p>
            <text:p text:style-name="P3">+receiveFire(_coordinate : Coordinate) : boolean</text:p>
            <text:p text:style-name="P1">-------------------------------------------------------------------------------------------------------------------------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2-02T13:35:47.029602955</dc:date>
    <meta:editing-duration>PT28M37S</meta:editing-duration>
    <meta:editing-cycles>6</meta:editing-cycles>
    <meta:generator>LibreOffice/6.3.2.2$Linux_X86_64 LibreOffice_project/30$Build-2</meta:generator>
    <meta:document-statistic meta:table-count="1" meta:image-count="0" meta:object-count="0" meta:page-count="1" meta:paragraph-count="19" meta:word-count="51" meta:character-count="1661" meta:non-whitespace-character-count="1629"/>
  </office:meta>
</office:document-meta>
</file>